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eda" officeooo:paragraph-rsid="00140eda"/>
    </style:style>
    <style:style style:name="P2" style:family="paragraph" style:parent-style-name="Standard">
      <style:paragraph-properties fo:text-align="center" style:justify-single-word="false"/>
      <style:text-properties officeooo:rsid="00140eda" officeooo:paragraph-rsid="00140eda"/>
    </style:style>
    <style:style style:name="P3" style:family="paragraph" style:parent-style-name="Standard">
      <style:text-properties officeooo:rsid="0015af0a" officeooo:paragraph-rsid="0015af0a"/>
    </style:style>
    <style:style style:name="P4" style:family="paragraph" style:parent-style-name="Standard">
      <style:text-properties officeooo:rsid="00178f75" officeooo:paragraph-rsid="00178f75"/>
    </style:style>
    <style:style style:name="P5" style:family="paragraph" style:parent-style-name="Standard">
      <style:text-properties fo:font-style="italic" officeooo:rsid="00178f75" officeooo:paragraph-rsid="00178f75" style:font-style-asian="italic" style:font-style-complex="italic"/>
    </style:style>
    <style:style style:name="P6" style:family="paragraph" style:parent-style-name="Standard">
      <style:text-properties fo:font-style="italic" officeooo:rsid="00183335" officeooo:paragraph-rsid="0018c4e6" style:font-style-asian="italic" style:font-style-complex="italic"/>
    </style:style>
    <style:style style:name="P7" style:family="paragraph" style:parent-style-name="Standard">
      <style:text-properties fo:font-style="normal" officeooo:rsid="00183335" officeooo:paragraph-rsid="00183335" style:font-style-asian="normal" style:font-style-complex="normal"/>
    </style:style>
    <style:style style:name="P8" style:family="paragraph" style:parent-style-name="Standard">
      <style:text-properties fo:font-style="normal" officeooo:rsid="00183335" officeooo:paragraph-rsid="0018c4e6" style:font-style-asian="normal" style:font-style-complex="normal"/>
    </style:style>
    <style:style style:name="P9" style:family="paragraph" style:parent-style-name="Standard">
      <style:text-properties fo:font-style="normal" officeooo:rsid="0018c4e6" officeooo:paragraph-rsid="0018c4e6" style:font-style-asian="normal" style:font-style-complex="normal"/>
    </style:style>
    <style:style style:name="P10" style:family="paragraph" style:parent-style-name="Standard">
      <style:text-properties officeooo:paragraph-rsid="0018c4e6"/>
    </style:style>
    <style:style style:name="P11" style:family="paragraph" style:parent-style-name="Standard">
      <style:text-properties officeooo:rsid="0018c4e6" officeooo:paragraph-rsid="0018c4e6"/>
    </style:style>
    <style:style style:name="P12" style:family="paragraph" style:parent-style-name="Standard">
      <style:text-properties fo:font-weight="bold" officeooo:paragraph-rsid="0018c4e6" style:font-weight-asian="bold" style:font-weight-complex="bold"/>
    </style:style>
    <style:style style:name="P13" style:family="paragraph" style:parent-style-name="Standard">
      <style:text-properties fo:font-weight="bold" officeooo:paragraph-rsid="001ab8ca" style:font-weight-asian="bold" style:font-weight-complex="bold"/>
    </style:style>
    <style:style style:name="P14" style:family="paragraph" style:parent-style-name="Standard">
      <style:text-properties fo:font-weight="bold" officeooo:rsid="001ab8ca" officeooo:paragraph-rsid="001ab8ca" style:font-weight-asian="bold" style:font-weight-complex="bold"/>
    </style:style>
    <style:style style:name="T1" style:family="text">
      <style:text-properties fo:font-size="16pt" style:font-size-asian="16pt" style:font-size-complex="16pt"/>
    </style:style>
    <style:style style:name="T2" style:family="text">
      <style:text-properties officeooo:rsid="00183335"/>
    </style:style>
    <style:style style:name="T3" style:family="text">
      <style:text-properties officeooo:rsid="0018c4e6"/>
    </style:style>
    <style:style style:name="T4" style:family="text">
      <style:text-properties fo:font-style="normal" style:font-style-asian="normal" style:font-style-complex="normal"/>
    </style:style>
    <style:style style:name="T5" style:family="text">
      <style:text-properties fo:font-style="normal" officeooo:rsid="0018c4e6" style:font-style-asian="normal" style:font-style-complex="normal"/>
    </style:style>
    <style:style style:name="T6" style:family="text">
      <style:text-properties fo:font-style="normal" officeooo:rsid="001ab8ca" style:font-style-asian="normal" style:font-style-complex="normal"/>
    </style:style>
    <style:style style:name="T7" style:family="text">
      <style:text-properties fo:font-style="normal" fo:font-weight="bold" officeooo:rsid="0018c4e6"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8c4e6" style:font-style-asian="normal" style:font-weight-asian="normal" style:font-style-complex="normal" style:font-weight-complex="normal"/>
    </style:style>
    <style:style style:name="T10" style:family="text">
      <style:text-properties fo:font-style="normal" fo:font-weight="normal" officeooo:rsid="001ab8ca" style:font-style-asian="normal" style:font-weight-asian="normal" style:font-style-complex="normal" style:font-weight-complex="normal"/>
    </style:style>
    <style:style style:name="T11" style:family="text">
      <style:text-properties style:font-name="monospace" fo:font-size="13.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ymfony2</text:span> </text:p>
      <text:p text:style-name="P1"/>
      <text:p text:style-name="P1">1.- Creación de Bundle:</text:p>
      <text:p text:style-name="P1"/>
      <text:p text:style-name="P1">-Dentro del proyecto ejecutamos al sentencia “ php app/console generate:bundle ”, se nos realizaran unas preguntas tales como:</text:p>
      <text:p text:style-name="P1"><text:tab/>-Bundle namespace: introducimos NombreProyecto*/NombreBundle</text:p>
      <text:p text:style-name="P1"><text:tab/>-Bundle name: introducimos el nombre del numbre “ NombreBundle ”</text:p>
      <text:p text:style-name="P1"><text:tab/>-target director: direccion donde se crea el bundle, presionamos Enter</text:p>
      <text:p text:style-name="P1"><text:tab/>-Configuration format: formato de configuración del bundle, introducimos “yml”</text:p>
      <text:p text:style-name="P1">Con esto se nos generará nuestro Bundle en la carpeta src/</text:p>
      <text:p text:style-name="P1"/>
      <text:p text:style-name="P1">-Otra manera de crear un Bundle de manera rapida es:</text:p>
      <text:p text:style-name="P1"><text:tab/>-php app/console generate:bundle –namespace=NombreP/nombreBundle –bundle-name=NombreBundle –dir=src/ --format=yml –no-interaction</text:p>
      <text:p text:style-name="P1"/>
      <text:p text:style-name="P3">2.- Creación de una pagina</text:p>
      <text:p text:style-name="P3"/>
      <text:p text:style-name="P3">-Nos vamos al archivo routing.yml en “app/config/routing.yml” y añadimos nuestra pagina de la forma tal que:</text:p>
      <text:p text:style-name="P3"><text:tab/>pagina_ayuda:</text:p>
      <text:p text:style-name="P3"><text:s text:c="4"/><text:tab/>path: /ayuda</text:p>
      <text:p text:style-name="P3"><text:s text:c="4"/><text:tab/>defaults: {_controller: OfertaBundle:Default:ayuda}</text:p>
      <text:p text:style-name="P3">--Path es la direccion con la que accederemos al contenido de ayuda</text:p>
      <text:p text:style-name="P3">--defaults, se introduce entre corchetes en primer lugar _controller: despues acompadado del bundle <text:s/>, despues el controlador que en este caso es defaultController y por ultimo la accion ayudaAction();</text:p>
      <text:p text:style-name="P4"/>
      <text:p text:style-name="P4">**De esta manera cuando introduzcamos …/app_dev/ayuda se procederá a buscar dentro de DefaultController del bundle OfertaBundle el metodo ayudaAction() y se mostrará su contenido por pantalla.</text:p>
      <text:p text:style-name="P4"/>
      <text:p text:style-name="P4">Por tanto definimos nuestro metodo ayudaAction de manera tal que:</text:p>
      <text:p text:style-name="P4"/>
      <text:p text:style-name="P5"><text:bookmark-start text:name="__DdeLink__0_1050170686"/>&lt;?php</text:p>
      <text:p text:style-name="P5"/>
      <text:p text:style-name="P5">namespace Cupon\OfertaBundle\Controller;</text:p>
      <text:p text:style-name="P5"/>
      <text:p text:style-name="P5">use Symfony\Bundle\FrameworkBundle\Controller\Controller;</text:p>
      <text:p text:style-name="P5">use Symfony\Component\HttpFoundation\Response;</text:p>
      <text:p text:style-name="P5"/>
      <text:p text:style-name="P5">class DefaultController extends Controller</text:p>
      <text:p text:style-name="P5">{</text:p>
      <text:p text:style-name="P5"><text:s text:c="4"/>public function ayudaAction()</text:p>
      <text:p text:style-name="P5"><text:s text:c="4"/>{</text:p>
      <text:p text:style-name="P5"><text:s text:c="8"/>return new Response("Ayuda");</text:p>
      <text:p text:style-name="P5"><text:s text:c="4"/>}</text:p>
      <text:p text:style-name="P5">}<text:bookmark-end text:name="__DdeLink__0_1050170686"/></text:p>
      <text:p text:style-name="P4"/>
      <text:p text:style-name="P4">Esto nos mostrará por pantalla el mensaje de ayuda, es muy simple pero de esta manera comprendemos el funcionamiento de symfony2</text:p>
      <text:p text:style-name="P4"/>
      <text:p text:style-name="P4">Ahora cambiamos el mensaje de ayuda por una plantilla twig</text:p>
      <text:p text:style-name="P4"><text:soft-page-break/>tal que quede así</text:p>
      <text:p text:style-name="P4"/>
      <text:p text:style-name="P5">&lt;?php</text:p>
      <text:p text:style-name="P5"/>
      <text:p text:style-name="P5">namespace Cupon\OfertaBundle\Controller;</text:p>
      <text:p text:style-name="P5"/>
      <text:p text:style-name="P5">use Symfony\Bundle\FrameworkBundle\Controller\Controller;</text:p>
      <text:p text:style-name="P5">use Symfony\Component\HttpFoundation\Response;</text:p>
      <text:p text:style-name="P5"/>
      <text:p text:style-name="P5">class DefaultController extends Controller</text:p>
      <text:p text:style-name="P5">{</text:p>
      <text:p text:style-name="P5"><text:s text:c="4"/>public function ayudaAction()</text:p>
      <text:p text:style-name="P5"><text:s text:c="4"/>{</text:p>
      <text:p text:style-name="P5"><text:s text:c="8"/>return $this→render(“OfertaBundle:Default:<text:span text:style-name="T2">ayuda</text:span>.html.twig”);</text:p>
      <text:p text:style-name="P5"><text:s text:c="4"/>}</text:p>
      <text:p text:style-name="P5">}</text:p>
      <text:p text:style-name="P5"/>
      <text:p text:style-name="P7">En este caso se mostrará esa plantilla, pero como no la tenemos creada symfony2 nos mostrará un erro de que no encuentra dicha plantilla, por tanto debemos crearla, para crearla debemos ir a OfertaBundle/Resources/views/default/ dentro creamos nuestro archivo twig</text:p>
      <text:p text:style-name="P7"/>
      <text:p text:style-name="P7">Es decir lo parametros de render son:</text:p>
      <text:p text:style-name="P7">-Nombre del bundle-Dentro de Resources/views la carpeta Default-el archivo que hay dentro de Default</text:p>
      <text:p text:style-name="P7"/>
      <text:p text:style-name="P7">------ <text:tab/>TWIG</text:p>
      <text:p text:style-name="P7"/>
      <text:p text:style-name="P7">La logica se define tal que: {% <text:s text:c="2"/>…. <text:s/>%}</text:p>
      <text:p text:style-name="P7">Las variables se definen tal que: { { …. } }</text:p>
      <text:p text:style-name="P7">Para incluir un comentario : {# ….. #}</text:p>
      <text:p text:style-name="P7"/>
      <text:p text:style-name="P8"><text:span text:style-name="T3">Para definir textos normales empleamos html:</text:span></text:p>
      <text:p text:style-name="P8"/>
      <text:p text:style-name="P6"><text:span text:style-name="T3">&lt;p&gt; Esto es una demostración de un párrafo&lt;/p&gt;</text:span><text:tab/></text:p>
      <text:p text:style-name="P6"/>
      <text:p text:style-name="P6"/>
      <text:p text:style-name="P9">Funciones de Twig</text:p>
      <text:p text:style-name="P10"><text:span text:style-name="T5">--El filtro </text:span><text:span text:style-name="T7">striptags</text:span><text:span text:style-name="T5"> elimina cualquier etiqueta HTML que contenga la variable</text:span></text:p>
      <text:p text:style-name="P10"><text:span text:style-name="T5"><text:tab/></text:span></text:p>
      <text:p text:style-name="P12"><text:span text:style-name="T5"><text:tab/>{{ </text:span><text:span text:style-name="T6">&lt;strong&gt;Lorem ...&lt;/strong&gt;</text:span><text:span text:style-name="T5"> | striptags }} </text:span><text:span text:style-name="T9">//</text:span><text:span text:style-name="T10">muestra Lorem</text:span></text:p>
      <text:p text:style-name="P10"><text:span text:style-name="T5"/></text:p>
      <text:p text:style-name="P10"><text:span text:style-name="T5">--El filtro </text:span><text:span text:style-name="T7">upper </text:span><text:span text:style-name="T9"><text:s/>me transforma el string de la variable a mayusculas</text:span></text:p>
      <text:p text:style-name="P10"><text:span text:style-name="T9"><text:tab/></text:span></text:p>
      <text:p text:style-name="P12"><text:span text:style-name="T9"><text:tab/></text:span><text:span text:style-name="T5">{{ articulo.titular | upper }}</text:span></text:p>
      <text:p text:style-name="P10"><text:span text:style-name="T9"/></text:p>
      <text:p text:style-name="P10"><text:span text:style-name="T9">--El filtro </text:span><text:span text:style-name="T7">join </text:span><text:span text:style-name="T9">se emplea para unir elementos de una lista, ya sea con espacios, guiones etc o sin ningun espacio</text:span></text:p>
      <text:p text:style-name="P12"><text:span text:style-name="T5"/></text:p>
      <text:p text:style-name="P12"><text:span text:style-name="T5"><text:tab/>{{ producto.etiquetas | join }} // </text:span><text:span text:style-name="T9">se une todo sin espacios </text:span></text:p>
      <text:p text:style-name="P12"><text:span text:style-name="T9"><text:tab/></text:span><text:span text:style-name="T5">{{ producto.etiquetas | join(‘, ’) }}</text:span><text:span text:style-name="T9"> // se une todo con una coma </text:span></text:p>
      <text:p text:style-name="P12"><text:span text:style-name="T9"><text:tab/></text:span><text:span text:style-name="T5">{{ producto.etiquetas | join(‘ - ’) }}</text:span><text:span text:style-name="T9"> // se une todo con un guion</text:span></text:p>
      <text:p text:style-name="P12"><text:span text:style-name="T9"/></text:p>
      <text:p text:style-name="P12"><text:soft-page-break/><text:span text:style-name="T9"><text:s/></text:span><text:span text:style-name="T10">Otra funcion de gran uso es la funcion date(), que nos puede mostrar bien la fecha en un formato indicado o bien la hora.</text:span></text:p>
      <text:p text:style-name="P12"><text:span text:style-name="T10"/></text:p>
      <text:p text:style-name="P12"><text:span text:style-name="T10"><text:tab/></text:span><text:span text:style-name="T6">{{ <text:s/>‘today’ | date(‘d/m/Y’) <text:s/>}} </text:span><text:span text:style-name="T10">// si hoy fuese 21 de julio de 2013 mostraría ‘21/7/2013’</text:span></text:p>
      <text:p text:style-name="P13"><text:span text:style-name="T6"><text:tab/>{{ <text:s/>‘today’ | date(‘d/m/Y H:i:s’) <text:s/>}} </text:span><text:span text:style-name="T10">// si además fuesen las 18:30:22 mostraría ‘21/7/2013 18:30;22’</text:span></text:p>
      <text:p text:style-name="P14"><text:span text:style-name="T8"><text:tab/>En caso de no indicar el formato se mostraría:</text:span></text:p>
      <text:p text:style-name="P14"><text:span text:style-name="T8"><text:tab/></text:span><text:bookmark-start text:name="__DdeLink__8_1050170686"/><text:span text:style-name="T4">{{ <text:s/>oferta.fechaExpiración | date <text:s/>}} </text:span><text:span text:style-name="T8">// mostraría ‘July 21, 2013 18:30’</text:span><text:bookmark-end text:name="__DdeLink__8_1050170686"/></text:p>
      <text:p text:style-name="P14"><text:span text:style-name="T8"/></text:p>
      <text:p text:style-name="P14"><text:span text:style-name="T8">Otra función bastante útil es la funcion Default, la cual permite asignar un valor determinado a las variables que no exista o no esten definidas.</text:span></text:p>
      <text:p text:style-name="P14"><text:span text:style-name="T8"><text:tab/></text:span><text:span text:style-name="T4">{{ <text:s/>descripcion | default(‘Esto…….’) <text:s/>}} </text:span><text:span text:style-name="T8">// mostraría su descripción</text:span></text:p>
      <text:p text:style-name="P10"/>
      <text:p text:style-name="P11"><text:span text:style-name="T11"/></text:p>
      <text:p text:style-name="P1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2:44:05.432717124</meta:creation-date>
    <dc:date>2017-03-24T14:56:01.999982862</dc:date>
    <meta:editing-duration>PT7M55S</meta:editing-duration>
    <meta:editing-cycles>1</meta:editing-cycles>
    <meta:document-statistic meta:table-count="0" meta:image-count="0" meta:object-count="0" meta:page-count="3" meta:paragraph-count="71" meta:word-count="582" meta:character-count="4041" meta:non-whitespace-character-count="3447"/>
    <meta:generator>LibreOffice/5.1.6.2$Linux_x86 LibreOffice_project/10m0$Build-2</meta:generator>
  </office:meta>
</office:document-meta>
</file>